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BeanInfo.localizeString( String inpu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ntrolBeanInfo.ControlBeanInfo( Class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